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DFFB357DF67A960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.4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style:text-underline-style="none" style:font-size-asian="40pt" style:font-size-complex="40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Move semantics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Part 2: _</text:span><text:span text:style-name="T2">TODO</text:span><text:span text:style-name="T1">_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Index</text:p>
          </draw:text-box>
        </draw:frame>
        <draw:frame presentation:style-name="pr4" draw:layer="layout" svg:width="25.2cm" svg:height="14.812cm" svg:x="1.4cm" svg:y="5cm" presentation:class="outline" presentation:user-transformed="true">
          <draw:text-box>
            <text:list text:style-name="L2">
              <text:list-item>
                <text:p>Forwarding references</text:p>
                <text:list>
                  <text:list-item>
                    <text:p>How to declare them, why to use them</text:p>
                  </text:list-item>
                </text:list>
              </text:list-item>
              <text:list-item>
                <text:p>std::forward</text:p>
              </text:list-item>
              <text:list-item>
                <text:p>NRVO</text:p>
                <text:list>
                  <text:list-item>
                    <text:p>When it doesn’t work but fallback to move</text:p>
                  </text:list-item>
                  <text:list-item>
                    <text:p>When you have to call std::move manually</text:p>
                  </text:list-item>
                </text:list>
              </text:list-item>
              <text:list-item>
                <text:p text:style-name="P3"><text:span text:style-name="T3">Idiom copy and move (why it’s good)</text:span></text:p>
              </text:list-item>
              <text:list-item>
                <text:p>Lifetime extension of rvalues ?</text:p>
              </text:list-item>
              <text:list-item>
                <text:p>Other ?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FFB357DF67A960A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6:06:17.653000000</meta:creation-date>
    <meta:editing-duration>PT6M45S</meta:editing-duration>
    <meta:editing-cycles>4</meta:editing-cycles>
    <meta:generator>LibreOffice/6.3.2.2$Windows_X86_64 LibreOffice_project/98b30e735bda24bc04ab42594c85f7fd8be07b9c</meta:generator>
    <dc:title>Inspiration</dc:title>
    <dc:date>2019-11-17T22:00:04.156000000</dc:date>
    <meta:document-statistic meta:object-count="30"/>
  </office:meta>
</office:document-meta>
</file>